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2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2" style:family="paragraph" style:parent-style-name="Frame_20_contents">
      <style:paragraph-properties fo:margin-top="0cm" fo:margin-bottom="0cm" fo:text-align="center" style:justify-single-word="false"/>
    </style:style>
    <style:style style:name="P23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8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9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0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1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text-properties style:text-underline-style="none"/>
    </style:style>
    <style:style style:name="P36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7" style:family="paragraph" style:parent-style-name="Standard">
      <style:text-properties fo:font-style="normal" style:font-style-asian="normal" style:font-style-complex="normal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5" style:family="paragraph" style:parent-style-name="Standard" style:master-page-name="Standard">
      <style:paragraph-properties fo:text-align="center" style:justify-single-word="false" style:page-number="auto"/>
    </style:style>
    <style:style style:name="P46" style:family="paragraph" style:parent-style-name="Standard" style:master-page-name="Standard">
      <style:paragraph-properties style:page-number="1"/>
    </style:style>
    <style:style style:name="P47" style:family="paragraph" style:parent-style-name="Standard" style:master-page-name="Standard">
      <style:paragraph-properties fo:text-align="start" style:justify-single-word="false" style:page-number="1"/>
    </style:style>
    <style:style style:name="P48" style:family="paragraph" style:parent-style-name="Frame_20_contents" style:list-style-name="L1">
      <style:paragraph-properties fo:margin-top="0cm" fo:margin-bottom="0cm" fo:text-align="center" style:justify-single-word="false"/>
      <style:text-properties style:font-name="Verdana1" fo:font-size="20pt" style:font-size-asian="20pt" style:font-size-complex="20pt"/>
    </style:style>
    <style:style style:name="P49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Verdana1" fo:font-size="14pt" style:font-size-asian="14pt" style:font-size-complex="14pt"/>
    </style:style>
    <style:style style:name="T5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6" style:family="text">
      <style:text-properties style:font-name="Verdana1" fo:font-size="6pt" style:font-size-asian="6pt" style:font-size-complex="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36pt" style:font-size-asian="36pt" style:font-size-complex="36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4">Updated from Speerville price list, Fery 19th, 2009 </text:p>
                <text:p text:style-name="P8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3">(members ) </text:p>
                <text:p text:style-name="P24">http://thegrainery.ca</text:p>
              </table:table-cell>
              <table:table-cell table:style-name="Table1.C3" office:value-type="string">
                <text:p text:style-name="P13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1">Grainery Food Co-op</text:p>
                <text:p text:style-name="P18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4"/>
              </table:table-cell>
              <table:table-cell table:style-name="Table2.C3" office:value-type="currency" office:currency="CAD" office:value="6">
                <text:p text:style-name="P13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4">White Pea Beans</text:p>
                <text:p text:style-name="P8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6">http://thegrainery.ca</text:p>
              </table:table-cell>
              <table:table-cell table:style-name="Table3.C3" office:value-type="string">
                <text:p text:style-name="P13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4">Organic Cranberries <text:line-break/>sweetened with apple juice </text:p>
                <text:p text:style-name="P8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3"/>
                <text:p text:style-name="P24">http://thegrainery.ca</text:p>
              </table:table-cell>
              <table:table-cell table:style-name="Table4.C3" office:value-type="currency" office:currency="CAD" office:value="4">
                <text:p text:style-name="P13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4">Adzuki Beans </text:p>
                <text:p text:style-name="P8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3"/>
                <text:p text:style-name="P24">http://thegrainery.ca</text:p>
              </table:table-cell>
              <table:table-cell table:style-name="Table5.C3" office:value-type="currency" office:currency="USD" office:value="4.25">
                <text:p text:style-name="P13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4">Black Turtle Beans </text:p>
                <text:p text:style-name="P8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3"><text:s/></text:p>
                <text:p text:style-name="P24">http://thegrainery.ca</text:p>
              </table:table-cell>
              <table:table-cell table:style-name="Table6.C3" office:value-type="string">
                <text:p text:style-name="P13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4">Chick Peas </text:p>
                <text:p text:style-name="P8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3"/>
                <text:p text:style-name="P24">http://thegrainery.ca</text:p>
              </table:table-cell>
              <table:table-cell table:style-name="Table7.C3" office:value-type="currency" office:currency="US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6">Imported Organic<text:line-break/></text:span><text:span text:style-name="T18">Sunflower Seeds</text:span></text:p>
                <text:p text:style-name="P10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3"><text:s/></text:p>
                <text:p text:style-name="P24">http://thegrainery.ca</text:p>
              </table:table-cell>
              <table:table-cell table:style-name="Table8.C3" office:value-type="currency" office:currency="USD" office:value="2.5">
                <text:p text:style-name="P13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4">Green Split Peas </text:p>
                <text:p text:style-name="P8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3">(members $2.15) </text:p>
                <text:p text:style-name="P24">http://thegrainery.ca</text:p>
              </table:table-cell>
              <table:table-cell table:style-name="Table9.C3" office:value-type="string">
                <text:p text:style-name="P13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7">Organic Pecans </text:span></text:p>
                <text:p text:style-name="P8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3"><text:s/></text:p>
                <text:p text:style-name="P24">http://thegrainery.ca</text:p>
              </table:table-cell>
              <table:table-cell table:style-name="Table10.C3" office:value-type="currency" office:currency="CAD" office:value="7">
                <text:p text:style-name="P13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4">Pinto Beans </text:p>
                <text:p text:style-name="P8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3"><text:s/></text:p>
                <text:p text:style-name="P24">http://thegrainery.ca</text:p>
              </table:table-cell>
              <table:table-cell table:style-name="Table11.C3" office:value-type="currency" office:currency="CAD" office:value="3.75">
                <text:p text:style-name="P13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4">Red Kidney Beans </text:p>
                <text:p text:style-name="P8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3"><text:s/></text:p>
                <text:p text:style-name="P24">http://thegrainery.ca</text:p>
              </table:table-cell>
              <table:table-cell table:style-name="Table12.C3" office:value-type="currency" office:currency="USD" office:value="3.5">
                <text:p text:style-name="P13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4">Red Lentils </text:p>
                <text:p text:style-name="P8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3"/>
                <text:p text:style-name="P24">http://thegrainery.ca</text:p>
              </table:table-cell>
              <table:table-cell table:style-name="Table13.C3" office:value-type="currency" office:currency="USD" office:value="4.75">
                <text:p text:style-name="P13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4">Soy Beans </text:p>
                <text:p text:style-name="P8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3"/>
                <text:p text:style-name="P24">http://thegrainery.ca</text:p>
              </table:table-cell>
              <table:table-cell table:style-name="Table14.C3" office:value-type="currency" office:currency="CA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4">Yellow Split Peas </text:p>
                <text:p text:style-name="P8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3"/>
                <text:p text:style-name="P24">http://thegrainery.ca</text:p>
              </table:table-cell>
              <table:table-cell table:style-name="Table15.C3" office:value-type="string">
                <text:p text:style-name="P13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4">Jacob's Cattle Beans </text:p>
                <text:p text:style-name="P8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3"/>
                <text:p text:style-name="P24">http://thegrainery.ca</text:p>
              </table:table-cell>
              <table:table-cell table:style-name="Table16.C3" office:value-type="currency" office:currency="US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4">Yellow Eyed Beans </text:p>
                <text:p text:style-name="P8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3"><text:s/></text:p>
                <text:p text:style-name="P24">http://thegrainery.ca</text:p>
              </table:table-cell>
              <table:table-cell table:style-name="Table17.C3" office:value-type="currency" office:currency="CAD" office:value="3.5">
                <text:p text:style-name="P13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4">White Pea Beans </text:p>
                <text:p text:style-name="P8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3"/>
                <text:p text:style-name="P24">http://thegrainery.ca</text:p>
              </table:table-cell>
              <table:table-cell table:style-name="Table18.C3" office:value-type="string">
                <text:p text:style-name="P13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4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3"><text:s/></text:p>
                <text:p text:style-name="P24">http://thegrainery.ca</text:p>
              </table:table-cell>
              <table:table-cell table:style-name="Table19.C3" office:value-type="currency" office:currency="CAD" office:value="2.75">
                <text:p text:style-name="P13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4">Barley Flour </text:p>
                <text:p text:style-name="P8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3"/>
                <text:p text:style-name="P24">http://thegrainery.ca</text:p>
              </table:table-cell>
              <table:table-cell table:style-name="Table20.C3" office:value-type="string">
                <text:p text:style-name="P13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4">Brown Rice Flour </text:p>
                <text:p text:style-name="P8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3"/>
                <text:p text:style-name="P24">http://thegrainery.ca</text:p>
              </table:table-cell>
              <table:table-cell table:style-name="Table21.C3" office:value-type="string">
                <text:p text:style-name="P13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4">Buckwheat Flour </text:p>
                <text:p text:style-name="P8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3"><text:s/></text:p>
                <text:p text:style-name="P24">http://thegrainery.ca</text:p>
              </table:table-cell>
              <table:table-cell table:style-name="Table22.C3" office:value-type="currency" office:currency="USD" office:value="5.5">
                <text:p text:style-name="P13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4">Corn Flour </text:p>
                <text:p text:style-name="P8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3"/>
                <text:p text:style-name="P24">http://thegrainery.ca</text:p>
              </table:table-cell>
              <table:table-cell table:style-name="Table23.C3" office:value-type="currency" office:currency="USD" office:value="3.75">
                <text:p text:style-name="P13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4">Kamut Flour </text:p>
                <text:p text:style-name="P8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3"/>
                <text:p text:style-name="P24">http://thegrainery.ca</text:p>
              </table:table-cell>
              <table:table-cell table:style-name="Table24.C3" office:value-type="string">
                <text:p text:style-name="P13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4">Rye Flour </text:p>
                <text:p text:style-name="P8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3"><text:s/></text:p>
                <text:p text:style-name="P24">http://thegrainery.ca</text:p>
              </table:table-cell>
              <table:table-cell table:style-name="Table25.C3" office:value-type="currency" office:currency="USD" office:value="3.75">
                <text:p text:style-name="P13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4">Light Rye Flour </text:p>
                <text:p text:style-name="P8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3">(members $0.00) </text:p>
                <text:p text:style-name="P24">http://thegrainery.ca</text:p>
              </table:table-cell>
              <table:table-cell table:style-name="Table26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4">Soy Flour </text:p>
                <text:p text:style-name="P8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3"><text:s/></text:p>
                <text:p text:style-name="P33">http://thegrainery.ca</text:p>
              </table:table-cell>
              <table:table-cell table:style-name="Table27.C3" office:value-type="string">
                <text:p text:style-name="P13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4">Light Spelt Flour </text:p>
                <text:p text:style-name="P8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3"><text:s/></text:p>
                <text:p text:style-name="P24">http://thegrainery.ca</text:p>
              </table:table-cell>
              <table:table-cell table:style-name="Table28.C3" office:value-type="string">
                <text:p text:style-name="P13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4">Whole Spelt Flour </text:p>
                <text:p text:style-name="P8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3"/>
                <text:p text:style-name="P24">http://thegrainery.ca</text:p>
              </table:table-cell>
              <table:table-cell table:style-name="Table29.C3" office:value-type="currency" office:currency="USD" office:value="4.75">
                <text:p text:style-name="P13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4">Unbleached White Flour </text:p>
                <text:p text:style-name="P8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3"/>
                <text:p text:style-name="P24">http://thegrainery.ca</text:p>
              </table:table-cell>
              <table:table-cell table:style-name="Table30.C3" office:value-type="currency" office:currency="USD" office:value="3.5">
                <text:p text:style-name="P13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4">Unbleached White Flour </text:p>
                <text:p text:style-name="P8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3"/>
                <text:p text:style-name="P24">http://thegrainery.ca</text:p>
              </table:table-cell>
              <table:table-cell table:style-name="Table31.C3" office:value-type="string">
                <text:p text:style-name="P13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4">Whole White </text:p>
                <text:p text:style-name="P8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3"><text:s/><text:span text:style-name="T3">hegrainery.wikispaces.com</text:span></text:p>
              </table:table-cell>
              <table:table-cell table:style-name="Table32.C3" office:value-type="string">
                <text:p text:style-name="P13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4">Whole Wheat Flour </text:p>
                <text:p text:style-name="P8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3"><text:s/></text:p>
                <text:p text:style-name="P24">http://thegrainery.ca</text:p>
              </table:table-cell>
              <table:table-cell table:style-name="Table33.C3" office:value-type="currency" office:currency="US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4">Whole Wheat Flour</text:p>
                <text:p text:style-name="P8">Made from locally grown, </text:p>
                <text:p text:style-name="P8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3"><text:s/></text:p>
                <text:p text:style-name="P24">thegrainery.wikispaces.co</text:p>
              </table:table-cell>
              <table:table-cell table:style-name="Table34.C3" office:value-type="currency" office:currency="USD" office:value="6">
                <text:p text:style-name="P13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4">Pastry Flour </text:p>
                <text:p text:style-name="P8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3"/>
                <text:p text:style-name="P24">http://thegrainery.ca</text:p>
              </table:table-cell>
              <table:table-cell table:style-name="Table35.C3" office:value-type="currency" office:currency="USD" office:value="3.5">
                <text:p text:style-name="P13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4">Pastry Flour </text:p>
                <text:p text:style-name="P8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3"/>
                <text:p text:style-name="P24">http://thegrainery.ca</text:p>
              </table:table-cell>
              <table:table-cell table:style-name="Table36.C3" office:value-type="currency" office:currency="CAD" office:value="7.75">
                <text:p text:style-name="P13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4">Red Fife Wheat Flour </text:p>
                <text:p text:style-name="P8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3"><text:s/></text:p>
                <text:p text:style-name="P24">http://thegrainery.ca</text:p>
              </table:table-cell>
              <table:table-cell table:style-name="Table37.C3" office:value-type="currency" office:currency="USD" office:value="7.25">
                <text:p text:style-name="P13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4">Chicken Pot Pie </text:p>
                <text:p text:style-name="P8">ing's: Free range chicken, carrots, peas, potatoes, gravy, sugar, eggs, flour, shortening, modified milk ingredients, salt, pepper.</text:p>
                <text:p text:style-name="P8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1">http://thegrainery.ca</text:p>
              </table:table-cell>
              <table:table-cell table:style-name="Table38.C3" office:value-type="string">
                <text:p text:style-name="P13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8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3"><text:s/></text:p>
                <text:p text:style-name="P32">http://thegrainery.ca</text:p>
              </table:table-cell>
              <table:table-cell table:style-name="Table39.C3" office:value-type="string">
                <text:p text:style-name="P13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4">Hulled Barley </text:p>
                <text:p text:style-name="P8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3"/>
                <text:p text:style-name="P24">http://thegrainery.ca</text:p>
              </table:table-cell>
              <table:table-cell table:style-name="Table40.C3" office:value-type="currency" office:currency="USD" office:value="2.25">
                <text:p text:style-name="P13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4">Buckwheat Groats </text:p>
                <text:p text:style-name="P8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3"/>
                <text:p text:style-name="P24">http://thegrainery.ca</text:p>
              </table:table-cell>
              <table:table-cell table:style-name="Table41.C3" office:value-type="currency" office:currency="CA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4">Bulgur</text:p>
                <text:p text:style-name="P8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3"/>
                <text:p text:style-name="P24">http://thegrainery.ca</text:p>
              </table:table-cell>
              <table:table-cell table:style-name="Table42.C3" office:value-type="currency" office:currency="USD" office:value="4.75">
                <text:p text:style-name="P13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4">12-Grain Cereal </text:p>
                <text:p text:style-name="P8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3"/>
                <text:p text:style-name="P24">http://thegrainery.ca</text:p>
              </table:table-cell>
              <table:table-cell table:style-name="Table43.C3" office:value-type="string">
                <text:p text:style-name="P13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4">Amaranth</text:p>
                <text:p text:style-name="P8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3"/>
                <text:p text:style-name="P24">http://thegrainery.ca</text:p>
              </table:table-cell>
              <table:table-cell table:style-name="Table44.C3" office:value-type="currency" office:currency="CAD" office:value="4.75">
                <text:p text:style-name="P13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4">7-Grain Cereal </text:p>
                <text:p text:style-name="P8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3"/>
                <text:p text:style-name="P24">http://thegrainery.ca</text:p>
              </table:table-cell>
              <table:table-cell table:style-name="Table45.C3" office:value-type="string">
                <text:p text:style-name="P13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8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3">(members $0.00) </text:p>
                <text:p text:style-name="P24">http://thegrainery.ca</text:p>
              </table:table-cell>
              <table:table-cell table:style-name="Table46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4">St. John Valley Cereal</text:p>
                <text:p text:style-name="P8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3"/>
                <text:p text:style-name="P24">http://thegrainery.ca</text:p>
              </table:table-cell>
              <table:table-cell table:style-name="Table47.C3" office:value-type="currency" office:currency="CAD" office:value="4">
                <text:p text:style-name="P13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4">Corn Meal </text:p>
                <text:p text:style-name="P8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3"/>
                <text:p text:style-name="P24">http://thegrainery.ca</text:p>
              </table:table-cell>
              <table:table-cell table:style-name="Table48.C3" office:value-type="currency" office:currency="USD" office:value="3">
                <text:p text:style-name="P13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4">Popping Corn </text:p>
                <text:p text:style-name="P8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3"/>
                <text:p text:style-name="P24">http://thegrainery.ca</text:p>
              </table:table-cell>
              <table:table-cell table:style-name="Table49.C3" office:value-type="currency" office:currency="US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4"><text:span text:style-name="T4">Couscou</text:span><text:span text:style-name="T4">s </text:span></text:p>
                <text:p text:style-name="P8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3"><text:s/></text:p>
                <text:p text:style-name="P24">http://thegrainery.ca</text:p>
              </table:table-cell>
              <table:table-cell table:style-name="Table50.C3" office:value-type="currency" office:currency="USD" office:value="3.75">
                <text:p text:style-name="P13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4">Brown Flax Seeds </text:p>
                <text:p text:style-name="P8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3"/>
                <text:p text:style-name="P24">http://thegrainery.ca</text:p>
              </table:table-cell>
              <table:table-cell table:style-name="Table51.C3" office:value-type="currency" office:currency="US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4">Yellow Flax Seeds </text:p>
                <text:p text:style-name="P8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3"><text:s/></text:p>
                <text:p text:style-name="P24">http://thegrainery.ca</text:p>
              </table:table-cell>
              <table:table-cell table:style-name="Table52.C3" office:value-type="string">
                <text:p text:style-name="P13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4">Regular Granola </text:p>
                <text:p text:style-name="P8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3"/>
                <text:p text:style-name="P24">http://thegrainery.ca</text:p>
              </table:table-cell>
              <table:table-cell table:style-name="Table53.C3" office:value-type="currency" office:currency="CAD" office:value="4.5">
                <text:p text:style-name="P13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4">Maple Flax Granola </text:p>
                <text:p text:style-name="P8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3"/>
                <text:p text:style-name="P24">http://thegrainery.ca</text:p>
              </table:table-cell>
              <table:table-cell table:style-name="Table54.C3" office:value-type="currency" office:currency="CAD" office:value="5">
                <text:p text:style-name="P13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4">Kamut Kernels </text:p>
                <text:p text:style-name="P8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3"/>
                <text:p text:style-name="P24">http://thegrainery.ca</text:p>
              </table:table-cell>
              <table:table-cell table:style-name="Table55.C3" office:value-type="currency" office:currency="CAD" office:value="3.75">
                <text:p text:style-name="P13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4">Millet </text:p>
                <text:p text:style-name="P8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3"><text:s/></text:p>
                <text:p text:style-name="P24">http://thegrainery.ca</text:p>
              </table:table-cell>
              <table:table-cell table:style-name="Table56.C3" office:value-type="currency" office:currency="USD" office:value="4.75">
                <text:p text:style-name="P13">$4.75</text:p>
              </table:table-cell>
              <table:table-cell table:style-name="Table56.C3">
                <text:p text:style-name="P13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4">Oat Groats </text:p>
                <text:p text:style-name="P8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3"><text:s/></text:p>
                <text:p text:style-name="P24">http://thegrainery.ca</text:p>
              </table:table-cell>
              <table:table-cell table:style-name="Table57.C3" office:value-type="currency" office:currency="USD" office:value="2.75">
                <text:p text:style-name="P13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4">Scottish Oatmeal </text:p>
                <text:p text:style-name="P8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3"><text:s/></text:p>
                <text:p text:style-name="P24">http://thegrainery.ca</text:p>
              </table:table-cell>
              <table:table-cell table:style-name="Table58.C3" office:value-type="currency" office:currency="USD" office:value="3">
                <text:p text:style-name="P13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4">New Found Oatmeal </text:p>
                <text:p text:style-name="P8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3"/>
                <text:p text:style-name="P24">http://thegrainery.ca</text:p>
              </table:table-cell>
              <table:table-cell table:style-name="Table59.C3" office:value-type="currency" office:currency="CAD" office:value="3.75">
                <text:p text:style-name="P13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4">Quinoa </text:p>
                <text:p text:style-name="P8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4">http://thegrainery.ca</text:p>
              </table:table-cell>
              <table:table-cell table:style-name="Table60.C3" office:value-type="currency" office:currency="CAD" office:value="5.5">
                <text:p text:style-name="P13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4"><text:s/>Buckwheat Pancake Mix </text:p>
                <text:p text:style-name="P8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3"><text:s/></text:p>
                <text:p text:style-name="P24">http://thegrainery.ca</text:p>
              </table:table-cell>
              <table:table-cell table:style-name="Table61.C3" office:value-type="currency" office:currency="USD" office:value="5.25">
                <text:p text:style-name="P13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5">Maritime Sunshine Pancake Mix </text:p>
                <text:p text:style-name="P8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3"/>
                <text:p text:style-name="P24">http://thegrainery.ca</text:p>
              </table:table-cell>
              <table:table-cell table:style-name="Table62.C3" office:value-type="currency" office:currency="CAD" office:value="4.75">
                <text:p text:style-name="P13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4">Pumpkin Seeds </text:p>
                <text:p text:style-name="P8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3"/>
                <text:p text:style-name="P24">http://thegrainery.ca</text:p>
              </table:table-cell>
              <table:table-cell table:style-name="Table63.C3" office:value-type="currency" office:currency="CAD" office:value="4">
                <text:p text:style-name="P13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8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4"/>
              </table:table-cell>
              <table:table-cell table:style-name="Table64.C3">
                <text:p text:style-name="P13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4">White Basmati Rice </text:p>
                <text:p text:style-name="P8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3"><text:s/></text:p>
                <text:p text:style-name="P24">http://thegrainery.ca</text:p>
              </table:table-cell>
              <table:table-cell table:style-name="Table65.C3" office:value-type="currency" office:currency="CAD" office:value="6.75">
                <text:p text:style-name="P13">$6.75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2"><text:span text:style-name="T5">also open Saturdays at the Halifax Seaport Market </text:span><text:span text:style-name="T6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4">Long Grain Brown Rice</text:p>
                <text:p text:style-name="P8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3"/>
                <text:p text:style-name="P24">http://thegrainery.ca</text:p>
              </table:table-cell>
              <table:table-cell table:style-name="Table66.C3" office:value-type="currency" office:currency="CAD" office:value="4.5">
                <text:p text:style-name="P13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4">Short Grain Brown Rice </text:p>
                <text:p text:style-name="P8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3"/>
                <text:p text:style-name="P24">http://thegrainery.ca</text:p>
              </table:table-cell>
              <table:table-cell table:style-name="Table67.C3" office:value-type="currency" office:currency="CAD" office:value="4.5">
                <text:p text:style-name="P13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4">Rye Flakes </text:p>
                <text:p text:style-name="P8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3">(members $2.75) </text:p>
                <text:p text:style-name="P24">http://thegrainery.ca</text:p>
              </table:table-cell>
              <table:table-cell table:style-name="Table68.C3" office:value-type="string">
                <text:p text:style-name="P13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4">Rye Kernels </text:p>
                <text:p text:style-name="P8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3"><text:s/></text:p>
                <text:p text:style-name="P24">http://thegrainery.ca</text:p>
              </table:table-cell>
              <table:table-cell table:style-name="Table69.C3" office:value-type="currency" office:currency="USD" office:value="3">
                <text:p text:style-name="P13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4">Cracked Rye </text:p>
                <text:p text:style-name="P8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3">(members $1.80) </text:p>
                <text:p text:style-name="P24">http://thegrainery.ca</text:p>
              </table:table-cell>
              <table:table-cell table:style-name="Table70.C3" office:value-type="string">
                <text:p text:style-name="P13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4">Sesame Seeds </text:p>
                <text:p text:style-name="P8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3"><text:s/></text:p>
                <text:p text:style-name="P24">http://thegrainery.ca</text:p>
              </table:table-cell>
              <table:table-cell table:style-name="Table71.C3" office:value-type="currency" office:currency="USD" office:value="2.75">
                <text:p text:style-name="P13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4">Spelt Bran </text:p>
                <text:p text:style-name="P8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3"><text:s/></text:p>
                <text:p text:style-name="P24">http://thegrainery.ca</text:p>
              </table:table-cell>
              <table:table-cell table:style-name="Table72.C3" office:value-type="currency" office:currency="USD" office:value="2">
                <text:p text:style-name="P13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4">Spelt Flakes </text:p>
                <text:p text:style-name="P8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3"><text:s/></text:p>
                <text:p text:style-name="P24">http://thegrainery.ca</text:p>
              </table:table-cell>
              <table:table-cell table:style-name="Table73.C3" office:value-type="string">
                <text:p text:style-name="P13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4">Spelt Kernels </text:p>
                <text:p text:style-name="P8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3"/>
                <text:p text:style-name="P24">http://thegrainery.ca</text:p>
              </table:table-cell>
              <table:table-cell table:style-name="Table74.C3" office:value-type="currency" office:currency="CA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4">Sunflower Seeds</text:p>
                <text:p text:style-name="P43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3"/>
                <text:p text:style-name="P24">http://thegrainery.ca</text:p>
              </table:table-cell>
              <table:table-cell table:style-name="Table75.C3" office:value-type="currency" office:currency="USD" office:value="2.5">
                <text:p text:style-name="P13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4">Wheat Bran </text:p>
                <text:p text:style-name="P8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3">(members $0.85) </text:p>
                <text:p text:style-name="P24">http://thegrainery.ca</text:p>
              </table:table-cell>
              <table:table-cell table:style-name="Table76.C3" office:value-type="string">
                <text:p text:style-name="P13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4">Wheat Flakes </text:p>
                <text:p text:style-name="P8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3">(members $2.80) </text:p>
                <text:p text:style-name="P24">http://thegrainery.ca</text:p>
              </table:table-cell>
              <table:table-cell table:style-name="Table77.C3" office:value-type="string">
                <text:p text:style-name="P13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4">Hard Wheat Kernels </text:p>
                <text:p text:style-name="P8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3"/>
                <text:p text:style-name="P24">http://thegrainery.ca</text:p>
              </table:table-cell>
              <table:table-cell table:style-name="Table78.C3" office:value-type="currency" office:currency="CAD" office:value="2.5">
                <text:p text:style-name="P13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4">Soft Wheat Kernels </text:p>
                <text:p text:style-name="P8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3"/>
                <text:p text:style-name="P24">http://thegrainery.ca</text:p>
              </table:table-cell>
              <table:table-cell table:style-name="Table79.C3" office:value-type="currency" office:currency="USD" office:value="3">
                <text:p text:style-name="P13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4">Cracked Wheat </text:p>
                <text:p text:style-name="P8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3">(members $2.50) </text:p>
                <text:p text:style-name="P24">http://thegrainery.ca</text:p>
              </table:table-cell>
              <table:table-cell table:style-name="Table80.C3" office:value-type="currency" office:currency="USD" office:value="3">
                <text:p text:style-name="P13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4">Red Fife Heritage Wheat kernels </text:p>
                <text:p text:style-name="P8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3"><text:s/></text:p>
                <text:p text:style-name="P24">http://thegrainery.ca</text:p>
              </table:table-cell>
              <table:table-cell table:style-name="Table81.C3" office:value-type="string">
                <text:p text:style-name="P13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3">(members $0.00) </text:p>
                <text:p text:style-name="P24">http://thegrainery.ca</text:p>
              </table:table-cell>
              <table:table-cell table:style-name="Table82.C3" office:value-type="string">
                <text:p text:style-name="P13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8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3">(members $3.05) </text:p>
                <text:p text:style-name="P24">http://thegrainery.ca</text:p>
              </table:table-cell>
              <table:table-cell table:style-name="Table83.C3" office:value-type="string">
                <text:p text:style-name="P13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8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3">(members $6.10) </text:p>
                <text:p text:style-name="P24">http://thegrainery.ca</text:p>
              </table:table-cell>
              <table:table-cell table:style-name="Table84.C3" office:value-type="string">
                <text:p text:style-name="P13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7"><text:span text:style-name="T1">Apricots </text:span><text:span text:style-name="T2">(unsulphured)</text:span></text:p>
                <text:p text:style-name="P8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3"/>
                <text:p text:style-name="P24">http://thegrainery.ca</text:p>
              </table:table-cell>
              <table:table-cell table:style-name="Table85.C3" office:value-type="currency" office:currency="CAD" office:value="4">
                <text:p text:style-name="P13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2">Medjool</text:span> <text:span text:style-name="T10">Dates</text:span><text:span text:style-name="T1"> </text:span>(unsulphured)</text:p>
                <text:p text:style-name="P8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3"/>
                <text:p text:style-name="P24">http://thegrainery.ca</text:p>
              </table:table-cell>
              <table:table-cell table:style-name="Table86.C3" office:value-type="currency" office:currency="CAD" office:value="6">
                <text:p text:style-name="P13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8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3"/>
                <text:p text:style-name="P24">http://thegrainery.ca</text:p>
              </table:table-cell>
              <table:table-cell table:style-name="Table87.C3" office:value-type="currency" office:currency="CAD" office:value="5.75">
                <text:p text:style-name="P13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8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3"/>
                <text:p text:style-name="P24">http://thegrainery.ca</text:p>
              </table:table-cell>
              <table:table-cell table:style-name="Table88.C3" office:value-type="currency" office:currency="US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4">Goji Berries </text:p>
                <text:p text:style-name="P8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3">(members $5.20) </text:p>
                <text:p text:style-name="P24">http://thegrainery.ca</text:p>
              </table:table-cell>
              <table:table-cell table:style-name="Table89.C3" office:value-type="string">
                <text:p text:style-name="P13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4"><text:s/>Macadamia Nuts</text:p>
                <text:p text:style-name="P8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3"/>
                <text:p text:style-name="P24">http://thegrainery.ca</text:p>
              </table:table-cell>
              <table:table-cell table:style-name="Table90.C3" office:value-type="currency" office:currency="CAD" office:value="6">
                <text:p text:style-name="P13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3">(members $0.00) </text:p>
                <text:p text:style-name="P24">http://thegrainery.ca</text:p>
              </table:table-cell>
              <table:table-cell table:style-name="Table91.C3" office:value-type="string">
                <text:p text:style-name="P13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4">Alfalfa Seeds </text:p>
                <text:p text:style-name="P8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3"><text:s/></text:p>
                <text:p text:style-name="P24">http://thegrainery.ca</text:p>
              </table:table-cell>
              <table:table-cell table:style-name="Table92.C3" office:value-type="string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4">Daikon Radish Seeds </text:p>
                <text:p text:style-name="P8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3"><text:s/></text:p>
                <text:p text:style-name="P24">http://thegrainery.ca</text:p>
              </table:table-cell>
              <table:table-cell table:style-name="Table93.C3" office:value-type="string">
                <text:p text:style-name="P13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4">Crimson Clover Seeds </text:p>
                <text:p text:style-name="P8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3"/>
                <text:p text:style-name="P24">http://thegrainery.ca</text:p>
              </table:table-cell>
              <table:table-cell table:style-name="Table94.C3" office:value-type="string">
                <text:p text:style-name="P13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8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3">(members $2.90) </text:p>
                <text:p text:style-name="P24">http://thegrainery.ca</text:p>
              </table:table-cell>
              <table:table-cell table:style-name="Table95.C3" office:value-type="currency" office:currency="USD" office:value="3.55">
                <text:p text:style-name="P13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8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3">(members $1.70) </text:p>
                <text:p text:style-name="P24">http://thegrainery.ca</text:p>
              </table:table-cell>
              <table:table-cell table:style-name="Table96.C3" office:value-type="currency" office:currency="USD" office:value="2.2">
                <text:p text:style-name="P13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8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3">(members $1.15) </text:p>
                <text:p text:style-name="P24">http://thegrainery.ca</text:p>
              </table:table-cell>
              <table:table-cell table:style-name="Table97.C3" office:value-type="currency" office:currency="USD" office:value="1.4">
                <text:p text:style-name="P13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8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3">(members $2.95) </text:p>
                <text:p text:style-name="P24">http://thegrainery.ca</text:p>
              </table:table-cell>
              <table:table-cell table:style-name="Table98.C3" office:value-type="string">
                <text:p text:style-name="P13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8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3">(members $1.95) </text:p>
                <text:p text:style-name="P24">http://thegrainery.ca</text:p>
              </table:table-cell>
              <table:table-cell table:style-name="Table99.C3" office:value-type="string">
                <text:p text:style-name="P13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4">Spring Salad Mix </text:p>
                <text:p text:style-name="P8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1">http://thegrainery.ca</text:p>
              </table:table-cell>
              <table:table-cell table:style-name="Table100.C3" office:value-type="string">
                <text:p text:style-name="P13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4">Black Sunflower Seeds</text:p>
                <text:p text:style-name="P8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5">http://thegrainery.ca</text:p>
              </table:table-cell>
              <table:table-cell table:style-name="Table101.C3" office:value-type="string">
                <text:p text:style-name="P13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4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4">http://thegrainery.ca</text:p>
              </table:table-cell>
              <table:table-cell table:style-name="Table102.C3" office:value-type="string">
                <text:p text:style-name="P13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4">Buckwheat Linguini </text:p>
                <text:p text:style-name="P8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3">(members $0.00) </text:p>
                <text:p text:style-name="P24">http://thegrainery.ca</text:p>
              </table:table-cell>
              <table:table-cell table:style-name="Table103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4">Kamut Elbows </text:p>
                <text:p text:style-name="P8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3">(members $5.65) </text:p>
                <text:p text:style-name="P24">http://thegrainery.ca</text:p>
              </table:table-cell>
              <table:table-cell table:style-name="Table104.C3" office:value-type="string">
                <text:p text:style-name="P13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4">Kamut Spaghetti </text:p>
                <text:p text:style-name="P8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3">(members $6.00) </text:p>
                <text:p text:style-name="P24">http://thegrainery.ca</text:p>
              </table:table-cell>
              <table:table-cell table:style-name="Table105.C3" office:value-type="string">
                <text:p text:style-name="P13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4">Spelt Elbows </text:p>
                <text:p text:style-name="P8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3">(members $5.85) </text:p>
                <text:p text:style-name="P24">http://thegrainery.ca</text:p>
              </table:table-cell>
              <table:table-cell table:style-name="Table106.C3" office:value-type="string">
                <text:p text:style-name="P13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4">Spelt Spaghetti </text:p>
                <text:p text:style-name="P8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3">(members $6.25) </text:p>
                <text:p text:style-name="P24">http://thegrainery.ca</text:p>
              </table:table-cell>
              <table:table-cell table:style-name="Table107.C3" office:value-type="string">
                <text:p text:style-name="P13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4">Spinach Spaghetti </text:p>
                <text:p text:style-name="P8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3">(members $4.25) </text:p>
                <text:p text:style-name="P24">http://thegrainery.ca</text:p>
              </table:table-cell>
              <table:table-cell table:style-name="Table108.C3" office:value-type="currency" office:currency="USD" office:value="4.75">
                <text:p text:style-name="P13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4">Wheat Elbows </text:p>
                <text:p text:style-name="P8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3"><text:s/></text:p>
                <text:p text:style-name="P24">http://thegrainery.ca</text:p>
              </table:table-cell>
              <table:table-cell table:style-name="Table109.C3" office:value-type="currency" office:currency="CAD" office:value="4.75">
                <text:p text:style-name="P13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4">Wheat Rotelle </text:p>
                <text:p text:style-name="P8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3">(members $3.70) </text:p>
                <text:p text:style-name="P24">http://thegrainery.ca</text:p>
              </table:table-cell>
              <table:table-cell table:style-name="Table110.C3" office:value-type="string">
                <text:p text:style-name="P13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4">Spaghetti </text:p>
                <text:p text:style-name="P8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3"/>
                <text:p text:style-name="P24">http://thegrainery.ca</text:p>
              </table:table-cell>
              <table:table-cell table:style-name="Table111.C3" office:value-type="currency" office:currency="USD" office:value="4.75">
                <text:p text:style-name="P13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3"/>
              </table:table-cell>
              <table:table-cell table:style-name="Table111.C3">
                <text:p text:style-name="P13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4">Veggie Spirals </text:p>
                <text:p text:style-name="P8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3"/>
                <text:p text:style-name="P24">http://thegrainery.ca</text:p>
              </table:table-cell>
              <table:table-cell table:style-name="Table112.C3" office:value-type="currency" office:currency="USD" office:value="4.25">
                <text:p text:style-name="P13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3">(members ) </text:p>
                <text:p text:style-name="P24">http://thegrainery.ca</text:p>
              </table:table-cell>
              <table:table-cell table:style-name="Table113.C3" office:value-type="string">
                <text:p text:style-name="P13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3">(members ) </text:p>
                <text:p text:style-name="P24">http://thegrainery.ca</text:p>
              </table:table-cell>
              <table:table-cell table:style-name="Table114.C3" office:value-type="string">
                <text:p text:style-name="P13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3">(members ) </text:p>
                <text:p text:style-name="P24">http://thegrainery.ca</text:p>
              </table:table-cell>
              <table:table-cell table:style-name="Table115.C3" office:value-type="string">
                <text:p text:style-name="P13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3">(members $0.00) </text:p>
                <text:p text:style-name="P24">http://thegrainery.ca</text:p>
              </table:table-cell>
              <table:table-cell table:style-name="Table116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8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3">(members $9.05) </text:p>
                <text:p text:style-name="P24">http://thegrainery.ca</text:p>
              </table:table-cell>
              <table:table-cell table:style-name="Table117.C3" office:value-type="string">
                <text:p text:style-name="P13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8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3">(members $14.00) </text:p>
                <text:p text:style-name="P24">http://thegrainery.ca</text:p>
              </table:table-cell>
              <table:table-cell table:style-name="Table118.C3" office:value-type="string">
                <text:p text:style-name="P13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8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3">(members $13.85) </text:p>
                <text:p text:style-name="P24">http://thegrainery.ca</text:p>
              </table:table-cell>
              <table:table-cell table:style-name="Table119.C3" office:value-type="string">
                <text:p text:style-name="P13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8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3">(members $11.65) </text:p>
                <text:p text:style-name="P24">http://thegrainery.ca</text:p>
              </table:table-cell>
              <table:table-cell table:style-name="Table120.C3" office:value-type="string">
                <text:p text:style-name="P13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8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3">(members $11.65) </text:p>
                <text:p text:style-name="P24">http://thegrainery.ca</text:p>
              </table:table-cell>
              <table:table-cell table:style-name="Table121.C3" office:value-type="string">
                <text:p text:style-name="P13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8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3">(members $7.95) </text:p>
                <text:p text:style-name="P24">http://thegrainery.ca</text:p>
              </table:table-cell>
              <table:table-cell table:style-name="Table122.C3" office:value-type="string">
                <text:p text:style-name="P13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3">(members $0.00) </text:p>
                <text:p text:style-name="P24">http://thegrainery.ca</text:p>
              </table:table-cell>
              <table:table-cell table:style-name="Table123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3">(members $0.00) </text:p>
                <text:p text:style-name="P24">http://thegrainery.ca</text:p>
              </table:table-cell>
              <table:table-cell table:style-name="Table124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4">Fine Grey Sea Salt </text:p>
                <text:p text:style-name="P8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3">(members $3.95) </text:p>
                <text:p text:style-name="P24">http://thegrainery.ca</text:p>
              </table:table-cell>
              <table:table-cell table:style-name="Table125.C3" office:value-type="string">
                <text:p text:style-name="P13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4">Baking Powder </text:p>
                <text:p text:style-name="P8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3"/>
                <text:p text:style-name="P24">http://thegrainery.ca</text:p>
              </table:table-cell>
              <table:table-cell table:style-name="Table126.C3" office:value-type="currency" office:currency="CAD" office:value="2">
                <text:p text:style-name="P13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4">White Sea Salt </text:p>
                <text:p text:style-name="P8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3">(members $1.20) </text:p>
                <text:p text:style-name="P24">http://thegrainery.ca</text:p>
              </table:table-cell>
              <table:table-cell table:style-name="Table127.C3" office:value-type="string">
                <text:p text:style-name="P13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4">Fine Grey Sea Salt </text:p>
                <text:p text:style-name="P8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3">(members $6.00) </text:p>
                <text:p text:style-name="P24">http://thegrainery.ca</text:p>
              </table:table-cell>
              <table:table-cell table:style-name="Table128.C3" office:value-type="string">
                <text:p text:style-name="P13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4">Organic Raw Cane Sugar </text:p>
                <text:p text:style-name="P8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3"/>
                <text:p text:style-name="P24">http://thegrainery.ca</text:p>
              </table:table-cell>
              <table:table-cell table:style-name="Table129.C3" office:value-type="currency" office:currency="CAD" office:value="3.5">
                <text:p text:style-name="P13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4">Coarse Grey Sea Salt </text:p>
                <text:p text:style-name="P8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3">(members $2.40) </text:p>
                <text:p text:style-name="P24">http://thegrainery.ca</text:p>
              </table:table-cell>
              <table:table-cell table:style-name="Table130.C3" office:value-type="string">
                <text:p text:style-name="P13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4"><text:s/><text:span text:style-name="T8">Raw Organic Almonds</text:span></text:p>
                <text:p text:style-name="P8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2">454g</text:p>
              </table:table-cell>
              <table:table-cell table:style-name="Table131.A1" office:value-type="string">
                <text:p text:style-name="P24">http://thegrainery.ca</text:p>
              </table:table-cell>
              <table:table-cell table:style-name="Table131.C3" office:value-type="string">
                <text:p text:style-name="P13"><text:span text:style-name="T8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8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3">(members #DIV/0!) </text:p>
                <text:p text:style-name="P24">http://thegrainery.ca</text:p>
              </table:table-cell>
              <table:table-cell table:style-name="Table132.C3" office:value-type="string">
                <text:p text:style-name="P13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8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3">(members $5.20) </text:p>
                <text:p text:style-name="P24">http://thegrainery.ca</text:p>
              </table:table-cell>
              <table:table-cell table:style-name="Table133.C3" office:value-type="string">
                <text:p text:style-name="P13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8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3">(members #DIV/0!) </text:p>
                <text:p text:style-name="P24">http://thegrainery.ca</text:p>
              </table:table-cell>
              <table:table-cell table:style-name="Table134.C3" office:value-type="string">
                <text:p text:style-name="P13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4"><text:s/><text:span text:style-name="T10">Organic Hemp Seed</text:span><text:span text:style-name="T8"> </text:span></text:p>
                <text:p text:style-name="P8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2">500g</text:p>
              </table:table-cell>
              <table:table-cell table:style-name="Table135.A1" office:value-type="string">
                <text:p text:style-name="P23"/>
                <text:p text:style-name="P24">http://thegrainery.ca</text:p>
              </table:table-cell>
              <table:table-cell table:style-name="Table135.C3" office:value-type="string">
                <text:p text:style-name="P13"><text:span text:style-name="T8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8">Organic Coconut</text:p>
                <text:p text:style-name="P9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2">454g</text:p>
              </table:table-cell>
              <table:table-cell table:style-name="Table136.A1" office:value-type="string">
                <text:p text:style-name="P23"><text:s/></text:p>
                <text:p text:style-name="P24">http://thegrainery.ca</text:p>
              </table:table-cell>
              <table:table-cell table:style-name="Table136.C3" office:value-type="string">
                <text:p text:style-name="P13"><text:span text:style-name="T10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4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2">250g</text:p>
              </table:table-cell>
              <table:table-cell table:style-name="Table137.A1" office:value-type="string">
                <text:p text:style-name="P23"><text:s/></text:p>
                <text:p text:style-name="P24">http://thegrainery.ca</text:p>
              </table:table-cell>
              <table:table-cell table:style-name="Table137.C3" office:value-type="string">
                <text:p text:style-name="P13"><text:span text:style-name="T8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4">Tom's deodorant stick </text:p>
                <text:p text:style-name="P8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4">http://thegrainery.ca</text:p>
              </table:table-cell>
              <table:table-cell table:style-name="Table138.C3" office:value-type="string">
                <text:p text:style-name="P13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3">Prana Biovegetaliens Imported Organic</text:span><text:span text:style-name="T11"> </text:span><text:s/></text:p>
                <text:p text:style-name="P14"><text:s/><text:span text:style-name="T8">Calymirna Figs</text:span></text:p>
                <text:p text:style-name="P8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2">250g</text:p>
              </table:table-cell>
              <table:table-cell table:style-name="Table139.A1" office:value-type="string">
                <text:p text:style-name="P23"><text:s/></text:p>
                <text:p text:style-name="P24">http://thegrainery.ca</text:p>
              </table:table-cell>
              <table:table-cell table:style-name="Table139.C3" office:value-type="string">
                <text:p text:style-name="P13"><text:span text:style-name="T8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8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4">http://thegrainery.ca</text:p>
              </table:table-cell>
              <table:table-cell table:style-name="Table140.C3" office:value-type="string">
                <text:p text:style-name="P13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6">Organic Raw Whole</text:p>
                <text:p text:style-name="P18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2">10 beans</text:p>
              </table:table-cell>
              <table:table-cell table:style-name="Table141.A1" office:value-type="string">
                <text:p text:style-name="P23"><text:s/></text:p>
                <text:p text:style-name="P24">http://thegrainery.ca</text:p>
              </table:table-cell>
              <table:table-cell table:style-name="Table141.C3" office:value-type="string">
                <text:p text:style-name="P13"><text:span text:style-name="T8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6">Organic Raw Whole</text:p>
                <text:p text:style-name="P18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2">3 beans</text:p>
              </table:table-cell>
              <table:table-cell table:style-name="Table142.A1" office:value-type="string">
                <text:p text:style-name="P23"><text:s/></text:p>
                <text:p text:style-name="P24">http://thegrainery.ca</text:p>
              </table:table-cell>
              <table:table-cell table:style-name="Table142.C3" office:value-type="string">
                <text:p text:style-name="P13"><text:span text:style-name="T8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8">Organic Cashews</text:p>
                <text:p text:style-name="P8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2">454 g</text:p>
              </table:table-cell>
              <table:table-cell table:style-name="Table143.A1" office:value-type="string">
                <text:p text:style-name="P24">http://thegrainery.ca</text:p>
              </table:table-cell>
              <table:table-cell table:style-name="Table143.C3" office:value-type="string">
                <text:p text:style-name="P13"><text:span text:style-name="T8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8">Organic Cashews</text:p>
                <text:p text:style-name="P8">(Blanched) <text:s text:c="3"/></text:p>
                <text:p text:style-name="P8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2">454g</text:p>
              </table:table-cell>
              <table:table-cell table:style-name="Table144.A1" office:value-type="string">
                <text:p text:style-name="P24"/>
                <text:p text:style-name="P24">http://thegrainery.ca</text:p>
              </table:table-cell>
              <table:table-cell table:style-name="Table144.C3" office:value-type="currency" office:currency="CAD" office:value="9.5">
                <text:p text:style-name="P13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8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4">http://thegrainery.ca</text:p>
              </table:table-cell>
              <table:table-cell table:style-name="Table145.C3" office:value-type="currency" office:currency="CAD" office:value="4.25">
                <text:p text:style-name="P13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8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3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3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4">7 Grain Bread</text:p>
                <text:p text:style-name="P8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3"><text:s/></text:p>
                <text:p text:style-name="P24">http://thegrainery.ca</text:p>
              </table:table-cell>
              <table:table-cell table:style-name="Table147.C3" office:value-type="currency" office:currency="CAD" office:value="4.25">
                <text:p text:style-name="P13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8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3"><text:s/></text:p>
                <text:p text:style-name="P24">http://thegrainery.ca</text:p>
              </table:table-cell>
              <table:table-cell table:style-name="Table148.C3" office:value-type="currency" office:currency="CAD" office:value="4">
                <text:p text:style-name="P13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4">Spelt Bran Bread</text:p>
                <text:p text:style-name="P8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3">(members $3.65) </text:p>
                <text:p text:style-name="P24">http://thegrainery.ca</text:p>
              </table:table-cell>
              <table:table-cell table:style-name="Table149.C3" office:value-type="string">
                <text:p text:style-name="P13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3">(members $0.00) </text:p>
                <text:p text:style-name="P24">http://thegrainery.ca</text:p>
              </table:table-cell>
              <table:table-cell table:style-name="Table150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3">(members $0.00) </text:p>
                <text:p text:style-name="P24">http://thegrainery.ca</text:p>
              </table:table-cell>
              <table:table-cell table:style-name="Table151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4">Dark Harbour Dulse </text:p>
                <text:p text:style-name="P8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3"/>
                <text:p text:style-name="P24">http://thegrainery.ca</text:p>
              </table:table-cell>
              <table:table-cell table:style-name="Table152.C3" office:value-type="currency" office:currency="CA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3">(members $0.00) </text:p>
                <text:p text:style-name="P24">http://thegrainery.ca</text:p>
              </table:table-cell>
              <table:table-cell table:style-name="Table153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19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5">http://thegrainery.ca</text:p>
              </table:table-cell>
              <table:table-cell table:style-name="Table154.C3" office:value-type="currency" office:currency="CAD" office:value="5">
                <text:p text:style-name="P13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4">Pecan Halves </text:p>
                <text:p text:style-name="P8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150g</text:p>
              </table:table-cell>
              <table:table-cell table:style-name="Table155.A1" office:value-type="string">
                <text:p text:style-name="P23">(members $3.50) </text:p>
                <text:p text:style-name="P24">http://thegrainery.ca</text:p>
              </table:table-cell>
              <table:table-cell table:style-name="Table155.C3" office:value-type="string">
                <text:p text:style-name="P13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4">Pistachios </text:p>
                <text:p text:style-name="P8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3">(members $3.50) </text:p>
                <text:p text:style-name="P24">http://thegrainery.ca</text:p>
              </table:table-cell>
              <table:table-cell table:style-name="Table156.C3" office:value-type="string">
                <text:p text:style-name="P13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4">Walnuts </text:p>
                <text:p text:style-name="P8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3">(members $3.60) </text:p>
                <text:p text:style-name="P24">http://thegrainery.ca</text:p>
              </table:table-cell>
              <table:table-cell table:style-name="Table157.C3" office:value-type="string">
                <text:p text:style-name="P13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4">Organic</text:p>
                <text:p text:style-name="P14">Calimyrna Figs </text:p>
                <text:p text:style-name="P8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3"><text:s/></text:p>
                <text:p text:style-name="P24">http://thegrainery.ca</text:p>
              </table:table-cell>
              <table:table-cell table:style-name="Table158.C3" office:value-type="currency" office:currency="CAD" office:value="3.75">
                <text:p text:style-name="P13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4"><text:s/>Nutritional yeast </text:p>
                <text:p text:style-name="P8">Imparts a cheese-like flavour. <text:s/>Can be sprinkled on pizza, salads and popcorn and is used in many vegetarian recipes. </text:p>
                <text:p text:style-name="P8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3"/>
                <text:p text:style-name="P24">http://thegrainery.ca</text:p>
              </table:table-cell>
              <table:table-cell table:style-name="Table159.C3" office:value-type="currency" office:currency="CAD" office:value="2.5">
                <text:p text:style-name="P13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4">Nutritional Yeast </text:p>
                <text:p text:style-name="P8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3"/>
                <text:p text:style-name="P24">http://thegrainery.ca</text:p>
              </table:table-cell>
              <table:table-cell table:style-name="Table160.C3" office:value-type="currency" office:currency="CAD" office:value="3.25">
                <text:p text:style-name="P13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4">Nutritional Yeast </text:p>
                <text:p text:style-name="P8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5">http://thegrainery.ca</text:p>
              </table:table-cell>
              <table:table-cell table:style-name="Table161.C3" office:value-type="string">
                <text:p text:style-name="P13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4"><text:s/><text:span text:style-name="T7">Lima Beans</text:span></text:p>
                <text:p text:style-name="P6">Awesome in soups!</text:p>
                <text:p text:style-name="P8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3"/>
                <text:p text:style-name="P24">http://thegrainery.ca</text:p>
              </table:table-cell>
              <table:table-cell table:style-name="Table162.C3" office:value-type="string">
                <text:p text:style-name="P13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7"/>
                <text:p text:style-name="P14">Holy Jalapeno </text:p>
                <text:p text:style-name="P14">Hot Sauce</text:p>
                <text:p text:style-name="P14"><text:s/><text:span text:style-name="T13">made with fresh </text:span></text:p>
                <text:p text:style-name="P7">jalapeno, onion, green pepper, garlic</text:p>
                <text:p text:style-name="P14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7"/>
                <text:p text:style-name="P14">Holy Jalapeno </text:p>
                <text:p text:style-name="P14">Hot Sauce</text:p>
                <text:p text:style-name="P14"><text:s/><text:span text:style-name="T13">made with fresh </text:span></text:p>
                <text:p text:style-name="P7">jalapeno, onion, green pepper, garlic</text:p>
                <text:p text:style-name="P14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3"/>
              </table:table-cell>
              <table:covered-table-cell/>
              <table:table-cell table:style-name="Table163.D3">
                <text:p text:style-name="P13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4">Whole Green Peas </text:p>
                <text:p text:style-name="P8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3"/>
                <text:p text:style-name="P24">http://thegrainery.ca</text:p>
              </table:table-cell>
              <table:table-cell table:style-name="Table164.C3" office:value-type="string">
                <text:p text:style-name="P13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3">(members $0.00) </text:p>
                <text:p text:style-name="P24">http://thegrainery.ca</text:p>
              </table:table-cell>
              <table:table-cell table:style-name="Table165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g</text:p>
              </table:table-cell>
              <table:table-cell table:style-name="Table166.A1" office:value-type="string">
                <text:p text:style-name="P23">(members $0.00) </text:p>
                <text:p text:style-name="P24">http://thegrainery.ca</text:p>
              </table:table-cell>
              <table:table-cell table:style-name="Table166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4"><text:s/></text:p>
                <text:p text:style-name="P8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3">(members $0.00) </text:p>
                <text:p text:style-name="P24">http://thegrainery.ca</text:p>
              </table:table-cell>
              <table:table-cell table:style-name="Table167.C3" office:value-type="string">
                <text:p text:style-name="P13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8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3"/>
                <text:p text:style-name="P24">http://thegrainery.ca</text:p>
              </table:table-cell>
              <table:table-cell table:style-name="Table168.C3" office:value-type="currency" office:currency="CAD" office:value="5.5">
                <text:p text:style-name="P13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8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3"><text:s/></text:p>
                <text:p text:style-name="P24">http://thegrainery.ca</text:p>
              </table:table-cell>
              <table:table-cell table:style-name="Table171.C3" office:value-type="currency" office:currency="CAD" office:value="4">
                <text:p text:style-name="P13">$4.00</text:p>
              </table:table-cell>
            </table:table-row>
          </table:table>
          <text:p text:style-name="P1"/>
        </draw:text-box>
      </draw:frame>
      <text:p text:style-name="P45"><text:soft-page-break/>The Grainery Food Co-op</text:p>
      <text:p text:style-name="P38"/>
      <text:p text:style-name="P38">Imported Organic<text:tab/></text:p>
      <text:p text:style-name="P40"><text:tab/> <text:s text:c="5"/>Sun-Dried Tomatoes</text:p>
      <text:p text:style-name="P40"/>
      <text:p text:style-name="P39"><text:s text:c="4"/>227 g.<text:tab/>http://thegrainery.ca<text:tab/> <text:s text:c="6"/><text:span text:style-name="T8">$4.50</text:span></text:p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ext:soft-page-break/>
        <table:table-row table:style-name="Table186.2">
          <table:table-cell table:style-name="Table186.A2" table:number-columns-spanned="3" office:value-type="string">
            <text:list xml:id="list34167935" text:style-name="L1">
              <text:list-header>
                <text:p text:style-name="P48"><text:span text:style-name="T8">500ml preserve jars</text:span><text:line-break/><text:span text:style-name="T2"> </text:span><text:line-break/><text:span text:style-name="T19">$12.50/</text:span><text:span text:style-name="T8">doz.</text:span></text:p>
              </text:list-header>
            </text:list>
            <text:p text:style-name="P8">TAX INCLUDED</text:p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3"/>
            <text:p text:style-name="P24">http://thegrainery.ca</text:p>
          </table:table-cell>
          <table:table-cell table:style-name="Table186.C3">
            <text:p text:style-name="P13"/>
          </table:table-cell>
        </table:table-row>
      </table:table>
      <text:p text:style-name="Standard"><text:tab/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4">Sun-Dried Tomatoes</text:p>
            <text:p text:style-name="P8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3"/>
            <text:p text:style-name="P24">http://thegrainery.ca</text:p>
          </table:table-cell>
          <table:table-cell table:style-name="Table183.C3" office:value-type="currency" office:currency="USD" office:value="4.5">
            <text:p text:style-name="P13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4">Sun-Dried Tomatoes</text:p>
            <text:p text:style-name="P8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3"/>
            <text:p text:style-name="P24">http://thegrainery.ca</text:p>
          </table:table-cell>
          <table:table-cell table:style-name="Table184.C3" office:value-type="currency" office:currency="USD" office:value="4.5">
            <text:p text:style-name="P13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2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4">Long Grain Brown Rice</text:p>
            <text:p text:style-name="P8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3"/>
            <text:p text:style-name="P24">http://thegrainery.ca</text:p>
          </table:table-cell>
          <table:table-cell table:style-name="Table182.C3" office:value-type="string">
            <text:p text:style-name="P13">$4.50 </text:p>
          </table:table-cell>
        </table:table-row>
      </table:table>
      <text:p text:style-name="P46"><text:soft-page-break/><text:s text:c="4"/>Yum Bakery – Wolfville</text:p>
      <text:p text:style-name="Standard"><text:span text:style-name="T9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7"><text:span text:style-name="T8"><text:s text:c="3"/>454g</text:span> <text:s text:c="54"/><text:span text:style-name="T8">$4.50</text:span></text:p>
      <text:p text:style-name="P35"/>
      <text:p text:style-name="P46"/>
      <text:p text:style-name="P41"><text:soft-page-break/><text:a xlink:type="simple" xlink:href="http://thegrainery.ca/preorders">http:thegrainery.ca/preorders</text:a></text:p>
      <text:p text:style-name="P41"/>
      <text:p text:style-name="P34"><text:span text:style-name="T1"><text:s text:c="5"/></text:span><text:span text:style-name="T15">Hilary <text:s text:c="6"/></text:span></text:p>
      <text:p text:style-name="P42"><text:s text:c="23"/></text:p>
      <text:p text:style-name="P34"><text:span text:style-name="T1"><text:s text:c="4"/></text:span><text:span text:style-name="T15"><text:s/>2kg </text:span><text:span text:style-name="T2">Organic </text:span><text:span text:style-name="T15">Brown Flax Seeds</text:span><text:span text:style-name="T8"> <text:s text:c="73"/><text:tab/><text:tab/><text:tab/><text:tab/>$13.42 </text:span><text:span text:style-name="T1"><text:line-break/></text:span></text:p>
      <text:p text:style-name="P47"><text:soft-page-break/>Yum Bakery – Wolfville</text:p>
      <text:p text:style-name="P34"><text:span text:style-name="T9">REGULAR GRANOLA</text:span><text:line-break/>Ingredients: rolled oats, honey, coconut, peanuts, raisins, wheat germ, sunflower seeds, canola oil, wheat bran, salt</text:p>
      <text:p text:style-name="P34"><text:span text:style-name="T8">454g</text:span> <text:s text:c="54"/><text:span text:style-name="T8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4">Sun-Dried Tomatoes</text:p>
            <text:p text:style-name="P8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3"/>
            <text:p text:style-name="P24">http://thegrainery.ca</text:p>
          </table:table-cell>
          <table:table-cell table:style-name="Table175.C3" office:value-type="currency" office:currency="USD" office:value="4.5">
            <text:p text:style-name="P13">$4.50</text:p>
          </table:table-cell>
        </table:table-row>
      </table:table>
      <text:p text:style-name="P46"/>
      <text:p text:style-name="Standard"><text:soft-page-break/></text:p>
      <text:p text:style-name="Standard"><text:s text:c="10"/><text:span text:style-name="T17"><text:s/>Andrew Quon's <text:line-break/> <text:s text:c="15"/>Pre-orders</text:span></text:p>
      <text:p text:style-name="P46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4">Black Chia Seed </text:p>
      <text:p text:style-name="P11">from Mexico </text:p>
      <text:p text:style-name="P11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3"><text:s/></text:p>
            <text:p text:style-name="P24">http://thegrainery.ca</text:p>
          </table:table-cell>
          <table:table-cell table:style-name="Table187.C1" office:value-type="currency" office:currency="CAD" office:value="4.3">
            <text:p text:style-name="P13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4">Sun-Dried Tomatoes</text:p>
            <text:p text:style-name="P8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3"/>
            <text:p text:style-name="P24">http://thegrainery.ca</text:p>
          </table:table-cell>
          <table:table-cell table:style-name="Table185.C3" office:value-type="currency" office:currency="USD" office:value="4.5">
            <text:p text:style-name="P13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5"/>
            <text:p text:style-name="P8"><text:span text:style-name="T17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4">http://thegrainery.ca</text:p>
          </table:table-cell>
          <table:table-cell table:style-name="Table181.C3" office:value-type="currency" office:currency="CAD" office:value="3.5">
            <text:p text:style-name="P13">$3.50</text:p>
          </table:table-cell>
        </table:table-row>
      </table:table>
      <text:p text:style-name="P46"/>
      <text:p text:style-name="Standard"><text:soft-page-break/>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4">Green Lentils </text:p>
            <text:p text:style-name="P8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3"/>
            <text:p text:style-name="P24">http://thegrainery.ca</text:p>
          </table:table-cell>
          <table:table-cell table:style-name="Table190.C3" office:value-type="currency" office:currency="USD" office:value="3.5">
            <text:p text:style-name="P13">$3.50</text:p>
          </table:table-cell>
        </table:table-row>
      </table:table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4">Soldier Beans <text:line-break/><text:span text:style-name="T14">This delicious large kidney-shaped heritage bean with its soft skin is</text:span></text:p>
            <text:p text:style-name="P36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3"/>
            <text:p text:style-name="P24">http://thegrainery.ca</text:p>
          </table:table-cell>
          <table:table-cell table:style-name="Table172.C3" office:value-type="currency" office:currency="USD" office:value="3.5">
            <text:p text:style-name="P13">$3.50</text:p>
          </table:table-cell>
        </table:table-row>
      </table:table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4">All-Purpose Flour</text:p>
            <text:p text:style-name="P8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3"><text:s/></text:p>
            <text:p text:style-name="P24">http://thegrainery.ca</text:p>
          </table:table-cell>
          <table:table-cell table:style-name="Table189.C3" office:value-type="currency" office:currency="USD" office:value="5.45">
            <text:p text:style-name="P13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4">White Whole Wheat Flour </text:p>
            <text:p text:style-name="P8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3"><text:s/></text:p>
            <text:p text:style-name="P24">http://thegrainery.ca</text:p>
          </table:table-cell>
          <table:table-cell table:style-name="Table188.C3" office:value-type="currency" office:currency="USD" office:value="4.9">
            <text:p text:style-name="P13">$4.90</text:p>
          </table:table-cell>
        </table:table-row>
      </table:table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4">Red Fife Wheat Flour </text:p>
            <text:p text:style-name="P8"><text:s text:c="4"/>Locally Grown! This is the parent variety of all modern wheat varieties <text:s text:c="4"/></text:p>
            <text:p text:style-name="P8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3"><text:s/></text:p>
            <text:p text:style-name="P24">http://thegrainery.ca</text:p>
          </table:table-cell>
          <table:table-cell table:style-name="Table170.C3" office:value-type="currency" office:currency="USD" office:value="6.25">
            <text:p text:style-name="P13">$6.25</text:p>
          </table:table-cell>
        </table:table-row>
      </table:table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Flakes</text:p>
      <text:p text:style-name="Standard"/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short grain brown rice</text:p>
      <text:p text:style-name="P46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46"><text:s text:c="20"/>Yum Bakery – Wolfville</text:p>
            <text:p text:style-name="P28"><text:span text:style-name="T9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9">454g</text:p>
          </table:table-cell>
          <table:table-cell table:style-name="Table180.A1" office:value-type="string">
            <text:p text:style-name="P23"/>
            <text:p text:style-name="P24"/>
          </table:table-cell>
          <table:table-cell table:style-name="Table180.C3" office:value-type="currency" office:currency="USD" office:value="4.5">
            <text:p text:style-name="P30">$4.50</text:p>
          </table:table-cell>
        </table:table-row>
      </table:table>
      <text:p text:style-name="P46"/>
      <text:p text:style-name="Standard"><text:soft-page-break/></text:p>
      <text:p text:style-name="P46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4"/>
          </table:table-cell>
          <table:table-cell table:style-name="Table179.C3">
            <text:p text:style-name="P13"/>
          </table:table-cell>
        </table:table-row>
      </table:table>
      <text:p text:style-name="P46"/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2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4">Brown Basmati Rice</text:p>
            <text:p text:style-name="P8">Aromatic brown rice. </text:p>
            <text:p text:style-name="P8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3"/>
            <text:p text:style-name="P24">http://thegrainery.ca</text:p>
          </table:table-cell>
          <table:table-cell table:style-name="Table177.C3" office:value-type="currency" office:currency="CAD" office:value="7.5">
            <text:p text:style-name="P13">$7.50</text:p>
          </table:table-cell>
        </table:table-row>
      </table:table>
      <text:p text:style-name="P46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8">Country of Origin: Bolivia; Organic</text:p>
            <text:p text:style-name="P14">Red Quinoa</text:p>
            <text:p text:style-name="P8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3"/>
            <text:p text:style-name="P24">http://thegrainery.ca</text:p>
          </table:table-cell>
          <table:table-cell table:style-name="Table169.C3" office:value-type="currency" office:currency="CAD" office:value="8">
            <text:p text:style-name="P13">$8.00</text:p>
          </table:table-cell>
        </table:table-row>
      </table:table>
      <text:p text:style-name="P46"/>
      <text:p text:style-name="P4"><text:soft-page-break/>2385 Agricola St., Halifax, Nova Scotia <text:s text:c="32"/>(902) 446-3301</text:p>
      <text:p text:style-name="P5">The Grainery Food Co-op</text:p>
      <text:p text:style-name="P22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4">Northern Manitoba Wild Rice</text:p>
      <text:p text:style-name="P27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6">227g</text:p>
          </table:table-cell>
          <table:table-cell table:style-name="Table173.A1" office:value-type="string">
            <text:p text:style-name="P24">http://thegrainery.ca</text:p>
          </table:table-cell>
          <table:table-cell table:style-name="Table173.C1" office:value-type="currency" office:currency="CAD" office:value="5">
            <text:p text:style-name="P44">$5.00</text:p>
          </table:table-cell>
        </table:table-row>
      </table:table>
      <text:p text:style-name="P8"><text:soft-page-break/></text:p>
      <text:p text:style-name="P49"><text:soft-page-break/>2385 Agricola St., Halifax, Nova Scotia <text:s text:c="32"/>(902) 446-3301</text:p>
      <text:p text:style-name="P5">The Grainery Food Co-op</text:p>
      <text:p text:style-name="P22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4">Northern Manitoba Wild Rice</text:p>
      <text:p text:style-name="P27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6">454g</text:p>
          </table:table-cell>
          <table:table-cell table:style-name="Table174.A1" office:value-type="string">
            <text:p text:style-name="P24">http://thegrainery.ca</text:p>
          </table:table-cell>
          <table:table-cell table:style-name="Table174.C1" office:value-type="currency" office:currency="CAD" office:value="9.45">
            <text:p text:style-name="P44">$9.45</text:p>
          </table:table-cell>
        </table:table-row>
      </table:table>
      <text:p text:style-name="P8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New Found Oatmeal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Standard"/>
      <text:p text:style-name="Standard"/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4"><text:s/><text:span text:style-name="T8">Raw Organic Almonds</text:span></text:p>
            <text:p text:style-name="P8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2"><text:s text:c="2"/>454g</text:p>
          </table:table-cell>
          <table:table-cell table:style-name="Table176.A1" office:value-type="string">
            <text:p text:style-name="P24">http://thegrainery.ca</text:p>
          </table:table-cell>
          <table:table-cell table:style-name="Table176.C3" office:value-type="string">
            <text:p text:style-name="P13"><text:span text:style-name="T8">$9.50</text:span> </text:p>
          </table:table-cell>
        </table:table-row>
      </table:table>
      <text:p text:style-name="P46"/>
      <text:p text:style-name="Standard"><text:soft-page-break/></text:p>
      <text:p text:style-name="P46"/>
      <text:p text:style-name="P34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><text:soft-page-break/></text:p>
      <text:p text:style-name="P46"/>
      <text:p text:style-name="Standard"/>
      <text:p text:style-name="P46"/>
      <text:p text:style-name="Standard"/>
      <text:p text:style-name="P46"/>
      <text:p text:style-name="Standard"/>
      <text:p text:style-name="P46"/>
      <text:p text:style-name="Standard"/>
      <text:p text:style-name="P46"/>
      <text:p text:style-name="Standard"/>
      <text:p text:style-name="P46"/>
      <text:p text:style-name="Standard"/>
      <text:p text:style-name="P46"/>
      <text:p text:style-name="Standard"/>
      <text:p text:style-name="P46"/>
      <text:p text:style-name="Standard"/>
      <text:p text:style-name="P46"/>
      <text:p text:style-name="Standard"/>
      <text:p text:style-name="P46"/>
      <text:p text:style-name="Standard"/>
      <text:p text:style-name="P46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4"><text:s/><text:span text:style-name="T15">Banana Chips </text:span></text:p>
            <text:p text:style-name="P8"/>
            <text:p text:style-name="P8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0">200g</text:p>
          </table:table-cell>
          <table:table-cell table:style-name="Table178.A1" office:value-type="string">
            <text:p text:style-name="P23"><text:s/></text:p>
            <text:p text:style-name="P24">http://thegrainery.ca</text:p>
          </table:table-cell>
          <table:table-cell table:style-name="Table178.C3" office:value-type="currency" office:currency="USD" office:value="4">
            <text:p text:style-name="P14">$4.00</text:p>
          </table:table-cell>
        </table:table-row>
      </table:table>
      <text:p text:style-name="Standard"><text:soft-page-break/></text:p>
      <text:p text:style-name="P46"/>
      <text:p text:style-name="Standard"/>
      <text:p text:style-name="P46"/>
      <text:p text:style-name="Standard"/>
      <text:p text:style-name="P46"/>
      <text:p text:style-name="Standard"/>
      <text:p text:style-name="Standard"/>
      <text:p text:style-name="P46"/>
      <text:p text:style-name="Standard"/>
      <text:p text:style-name="P4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9-24T17:00:40.29</dc:date>
    <dc:creator>2385 Agricola Grainery Food Coop</dc:creator>
    <meta:editing-duration>PT1076H06M53S</meta:editing-duration>
    <meta:editing-cycles>282</meta:editing-cycles>
    <meta:generator>OpenOffice.org/3.2$Win32 OpenOffice.org_project/320m12$Build-9483</meta:generator>
    <meta:printed-by>2385 Agricola Grainery Food Coop</meta:printed-by>
    <meta:print-date>2011-09-24T16:55:45.39</meta:print-date>
    <meta:document-statistic meta:table-count="190" meta:image-count="0" meta:object-count="0" meta:page-count="369" meta:paragraph-count="1759" meta:word-count="8383" meta:character-count="61552"/>
    <meta:user-defined meta:name="Info 1"/>
    <meta:user-defined meta:name="Info 2"/>
    <meta:user-defined meta:name="Info 3"/>
    <meta:user-defined meta:name="Info 4"/>
  </office:meta>
</office:document-meta>
</file>